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7.84999990463257pt" style:font-size-complex="9pt"/>
    </style:style>
    <style:style style:name="P2" style:family="paragraph" style:parent-style-name="Standard">
      <style:text-properties fo:font-size="10pt" style:font-size-asian="8.75pt" style:font-size-complex="10pt"/>
    </style:style>
    <style:style style:name="P3" style:family="paragraph">
      <loext:graphic-properties draw:fill="none" draw:fill-color="#ffffff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fill-color="#ffffff" draw:textarea-horizontal-align="justify" draw:textarea-vertical-align="middle" draw:auto-grow-height="false" fo:min-height="5.131cm" fo:min-width="8.331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name="Forme1" draw:style-name="gr2" draw:text-style-name="P3" svg:width="8.501cm" svg:height="5.301cm" svg:x="8.527cm" svg:y="20.089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" draw:text-style-name="P3" svg:width="8.501cm" svg:height="5.301cm" svg:x="0.018cm" svg:y="20.089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" draw:style-name="gr1"><draw:custom-shape draw:name="Forme1" draw:style-name="gr2" draw:text-style-name="P3" svg:width="8.501cm" svg:height="5.301cm" svg:x="8.527cm" svg:y="9.484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" draw:text-style-name="P3" svg:width="8.501cm" svg:height="5.301cm" svg:x="0.018cm" svg:y="9.484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" draw:style-name="gr1"><draw:custom-shape draw:name="Forme1" draw:style-name="gr2" draw:text-style-name="P3" svg:width="8.501cm" svg:height="5.301cm" svg:x="8.527cm" svg:y="-1.12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" draw:text-style-name="P3" svg:width="8.501cm" svg:height="5.301cm" svg:x="0.018cm" svg:y="-1.12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1" draw:style-name="gr1"><draw:custom-shape draw:name="Forme1" draw:style-name="gr2" draw:text-style-name="P3" svg:width="8.501cm" svg:height="5.301cm" svg:x="8.527cm" svg:y="14.787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" draw:text-style-name="P3" svg:width="8.501cm" svg:height="5.301cm" svg:x="0.018cm" svg:y="14.787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3" draw:style-name="gr1"><draw:custom-shape draw:name="Forme1" draw:style-name="gr2" draw:text-style-name="P3" svg:width="8.501cm" svg:height="5.301cm" svg:x="8.527cm" svg:y="4.182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" draw:text-style-name="P3" svg:width="8.501cm" svg:height="5.301cm" svg:x="0.018cm" svg:y="4.182cm"><text:p/><draw:enhanced-geometry svg:viewBox="0 0 21600 21600" draw:path-stretchpoint-x="10800" draw:path-stretchpoint-y="10800" draw:text-areas="?f3 ?f4 ?f5 ?f6" draw:type="round-rectangle" draw:modifiers="12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><text:bookmark text:name="dmusic_tracklist_content"/><text:bookmark text:name="dmusic_tracklist_player_row_B00OWFUFWM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9:04:11.791551018</meta:creation-date>
    <dc:date>2017-11-29T13:16:34.501015024</dc:date>
    <meta:editing-duration>PT45M13S</meta:editing-duration>
    <meta:editing-cycles>10</meta:editing-cycles>
    <meta:generator>LibreOffice/5.3.1.2$Linux_X86_64 LibreOffice_project/3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